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588cm" fo:min-width="9.79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2.132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588cm" fo:min-width="7.449cm" fo:padding-top="0.151cm" fo:padding-bottom="0.151cm" fo:padding-left="0.276cm" fo:padding-right="0.276cm"/>
    </style:style>
    <style:style style:name="gr4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15.498cm" fo:min-width="19.0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5cm" fo:min-width="0.57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3cm" fo:min-width="0.57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6cm" fo:min-width="0.577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0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4cm" fo:min-width="0.57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179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2.1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1.232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9cm" fo:min-width="3.179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2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6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1.703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178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1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1.202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9cm" fo:min-width="3.619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732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3.9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3.9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2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.6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3.5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2.5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3.3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3.3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2.91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.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2.132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0.594cm" fo:min-width="20.6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5pt"/>
    </style:style>
    <style:style style:name="P3" style:family="paragraph">
      <loext:graphic-properties draw:fill="none" draw:fill-color="#729fcf"/>
      <style:paragraph-properties fo:text-align="center"/>
      <style:text-properties fo:font-size="15pt"/>
    </style:style>
    <style:style style:name="P4" style:family="paragraph">
      <loext:graphic-properties draw:fill="none"/>
      <style:paragraph-properties fo:text-align="center"/>
      <style:text-properties fo:font-size="15pt"/>
    </style:style>
    <style:style style:name="P5" style:family="paragraph">
      <loext:graphic-properties draw:fill="none" draw:fill-color="#ffffff"/>
      <style:text-properties fo:font-size="15pt" style:font-size-asian="26pt" style:font-size-complex="26pt"/>
    </style:style>
    <style:style style:name="P6" style:family="paragraph">
      <loext:graphic-properties draw:fill="none" draw:fill-color="#ffffff"/>
      <style:text-properties fo:font-size="15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  <style:text-properties fo:font-size="15pt"/>
    </style:style>
    <style:style style:name="T1" style:family="text">
      <style:text-properties fo:font-size="15pt"/>
    </style:style>
    <style:style style:name="T2" style:family="text">
      <style:text-properties fo:font-size="15pt" style:font-size-asian="26pt" style:font-size-complex="26pt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49cm" svg:height="8.89cm" svg:x="5.191cm" svg:y="7.45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606cm" svg:height="1.427cm" svg:x="9.001cm" svg:y="7.556cm">
          <draw:text-box>
            <text:p><text:span text:style-name="T1">MonitorSynchronization</text:span></text:p>
          </draw:text-box>
        </draw:frame>
        <draw:custom-shape draw:style-name="gr3" draw:text-style-name="P1" draw:layer="layout" svg:width="8.001cm" svg:height="8.89cm" svg:x="3.253cm" svg:y="18.2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.59cm" svg:height="15.748cm" svg:x="23.589cm" svg:y="11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96cm" svg:height="1.635cm" svg:x="4.142cm" svg:y="19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669cm" svg:height="0.962cm" svg:x="4.642cm" svg:y="19.911cm">
          <draw:text-box>
            <text:p><text:span text:style-name="T2">a</text:span></text:p>
          </draw:text-box>
        </draw:frame>
        <draw:custom-shape draw:style-name="gr5" draw:text-style-name="P4" draw:layer="layout" svg:width="1.596cm" svg:height="1.635cm" svg:x="4.143cm" svg:y="2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669cm" svg:height="0.962cm" svg:x="4.643cm" svg:y="21.681cm">
          <draw:text-box>
            <text:p><text:span text:style-name="T2">e</text:span></text:p>
          </draw:text-box>
        </draw:frame>
        <draw:custom-shape draw:style-name="gr7" draw:text-style-name="P4" draw:layer="layout" svg:width="1.596cm" svg:height="1.633cm" svg:x="4.144cm" svg:y="2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596cm" svg:height="0.962cm" svg:x="4.242cm" svg:y="23.616cm">
          <draw:text-box>
            <text:p><text:span text:style-name="T2">M</text:span><text:span text:style-name="T2">K</text:span></text:p>
          </draw:text-box>
        </draw:frame>
        <draw:custom-shape draw:style-name="gr8" draw:text-style-name="P4" draw:layer="layout" svg:width="1.597cm" svg:height="1.636cm" svg:x="4.152cm" svg:y="2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669cm" svg:height="0.964cm" svg:x="4.573cm" svg:y="25.278cm">
          <draw:text-box>
            <text:p><text:span text:style-name="T2">T</text:span></text:p>
          </draw:text-box>
        </draw:frame>
        <draw:custom-shape draw:style-name="gr10" draw:text-style-name="P4" draw:layer="layout" svg:width="1.596cm" svg:height="1.634cm" svg:x="7.613cm" svg:y="10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772cm" svg:height="0.839cm" svg:x="7.561cm" svg:y="11.294cm">
          <draw:text-box>
            <text:p><text:span text:style-name="T3">F1=0</text:span></text:p>
          </draw:text-box>
        </draw:frame>
        <draw:custom-shape draw:style-name="gr5" draw:text-style-name="P4" draw:layer="layout" svg:width="1.596cm" svg:height="1.635cm" svg:x="7.614cm" svg:y="12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96cm" svg:height="1.635cm" svg:x="7.614cm" svg:y="14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3.731cm" svg:height="0.791cm" svg:x="9.342cm" svg:y="19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632cm" svg:height="0.839cm" svg:x="9.989cm" svg:y="19.555cm">
          <draw:text-box>
            <text:p><text:span text:style-name="T1">UpdateA</text:span></text:p>
          </draw:text-box>
        </draw:frame>
        <draw:custom-shape draw:style-name="gr12" draw:text-style-name="P7" draw:layer="layout" svg:width="3.731cm" svg:height="0.791cm" svg:x="9.342cm" svg:y="20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1.732cm" svg:height="0.839cm" svg:x="9.989cm" svg:y="20.434cm">
          <draw:text-box>
            <text:p><text:span text:style-name="T1">Ge</text:span><text:span text:style-name="T1">tA</text:span></text:p>
          </draw:text-box>
        </draw:frame>
        <draw:line draw:style-name="gr15" draw:text-style-name="P4" draw:layer="layout" svg:x1="9.343cm" svg:y1="19.719cm" svg:x2="5.725cm" svg:y2="20.397cm">
          <text:p/>
        </draw:line>
        <draw:line draw:style-name="gr15" draw:text-style-name="P4" draw:layer="layout" svg:x1="9.343cm" svg:y1="20.736cm" svg:x2="5.612cm" svg:y2="20.849cm">
          <text:p/>
        </draw:line>
        <draw:custom-shape draw:style-name="gr12" draw:text-style-name="P7" draw:layer="layout" svg:width="3.731cm" svg:height="0.791cm" svg:x="9.342cm" svg:y="21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632cm" svg:height="0.839cm" svg:x="9.989cm" svg:y="21.412cm">
          <draw:text-box>
            <text:p><text:span text:style-name="T1">U</text:span><text:span text:style-name="T1">p</text:span><text:span text:style-name="T1">d</text:span><text:span text:style-name="T1">at</text:span><text:span text:style-name="T1">e</text:span><text:span text:style-name="T1">E</text:span></text:p>
          </draw:text-box>
        </draw:frame>
        <draw:custom-shape draw:style-name="gr16" draw:text-style-name="P7" draw:layer="layout" svg:width="3.731cm" svg:height="0.792cm" svg:x="9.342cm" svg:y="2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" draw:layer="layout" svg:width="1.732cm" svg:height="0.839cm" svg:x="9.989cm" svg:y="22.29cm">
          <draw:text-box>
            <text:p><text:span text:style-name="T1">G</text:span><text:span text:style-name="T1">e</text:span><text:span text:style-name="T1">t</text:span><text:span text:style-name="T1">E</text:span></text:p>
          </draw:text-box>
        </draw:frame>
        <draw:line draw:style-name="gr15" draw:text-style-name="P4" draw:layer="layout" svg:x1="9.343cm" svg:y1="21.641cm" svg:x2="5.612cm" svg:y2="21.641cm">
          <text:p/>
        </draw:line>
        <draw:line draw:style-name="gr15" draw:text-style-name="P4" draw:layer="layout" svg:x1="9.343cm" svg:y1="22.545cm" svg:x2="5.725cm" svg:y2="22.206cm">
          <text:p/>
        </draw:line>
        <draw:custom-shape draw:style-name="gr12" draw:text-style-name="P7" draw:layer="layout" svg:width="3.731cm" svg:height="0.791cm" svg:x="9.342cm" svg:y="23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" draw:layer="layout" svg:width="2.139cm" svg:height="0.839cm" svg:x="9.989cm" svg:y="23.281cm">
          <draw:text-box>
            <text:p><text:span text:style-name="T1">S</text:span><text:span text:style-name="T1">et</text:span><text:span text:style-name="T1">M</text:span><text:span text:style-name="T1">K</text:span></text:p>
          </draw:text-box>
        </draw:frame>
        <draw:custom-shape draw:style-name="gr12" draw:text-style-name="P7" draw:layer="layout" svg:width="3.731cm" svg:height="0.791cm" svg:x="9.342cm" svg:y="24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" draw:layer="layout" svg:width="2.203cm" svg:height="0.839cm" svg:x="9.989cm" svg:y="24.16cm">
          <draw:text-box>
            <text:p><text:span text:style-name="T1">GetMK</text:span></text:p>
          </draw:text-box>
        </draw:frame>
        <draw:line draw:style-name="gr15" draw:text-style-name="P4" draw:layer="layout" svg:x1="9.343cm" svg:y1="23.449cm" svg:x2="5.612cm" svg:y2="23.449cm">
          <text:p/>
        </draw:line>
        <draw:line draw:style-name="gr15" draw:text-style-name="P4" draw:layer="layout" svg:x1="9.343cm" svg:y1="24.354cm" svg:x2="5.612cm" svg:y2="24.015cm">
          <text:p/>
        </draw:line>
        <draw:custom-shape draw:style-name="gr20" draw:text-style-name="P7" draw:layer="layout" svg:width="3.73cm" svg:height="0.791cm" svg:x="9.354cm" svg:y="25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1.638cm" svg:height="0.839cm" svg:x="10cm" svg:y="25.138cm">
          <draw:text-box>
            <text:p><text:span text:style-name="T1">SetT</text:span></text:p>
          </draw:text-box>
        </draw:frame>
        <draw:custom-shape draw:style-name="gr20" draw:text-style-name="P7" draw:layer="layout" svg:width="3.73cm" svg:height="0.791cm" svg:x="9.354cm" svg:y="25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" draw:layer="layout" svg:width="1.702cm" svg:height="0.839cm" svg:x="10cm" svg:y="26.017cm">
          <draw:text-box>
            <text:p><text:span text:style-name="T1">GetT</text:span></text:p>
          </draw:text-box>
        </draw:frame>
        <draw:line draw:style-name="gr15" draw:text-style-name="P4" draw:layer="layout" svg:x1="9.354cm" svg:y1="25.306cm" svg:x2="5.623cm" svg:y2="25.306cm">
          <text:p/>
        </draw:line>
        <draw:line draw:style-name="gr15" draw:text-style-name="P4" draw:layer="layout" svg:x1="9.354cm" svg:y1="26.21cm" svg:x2="5.623cm" svg:y2="25.871cm">
          <text:p/>
        </draw:line>
        <draw:custom-shape draw:style-name="gr23" draw:text-style-name="P7" draw:layer="layout" svg:width="4.171cm" svg:height="0.792cm" svg:x="12.825cm" svg:y="11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4.296cm" svg:height="0.839cm" svg:x="12.813cm" svg:y="11.52cm">
          <draw:text-box>
            <text:p><text:span text:style-name="T1">SignalInpu</text:span><text:span text:style-name="T1">tEnd</text:span></text:p>
          </draw:text-box>
        </draw:frame>
        <draw:custom-shape draw:style-name="gr24" draw:text-style-name="P7" draw:layer="layout" svg:width="4.284cm" svg:height="0.791cm" svg:x="12.825cm" svg:y="12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" draw:layer="layout" svg:width="4.445cm" svg:height="0.839cm" svg:x="12.759cm" svg:y="13.003cm">
          <draw:text-box>
            <text:p><text:span text:style-name="T1">Sign</text:span><text:span text:style-name="T1">alCa</text:span><text:span text:style-name="T1">lc1E</text:span><text:span text:style-name="T1">nd</text:span></text:p>
          </draw:text-box>
        </draw:frame>
        <draw:line draw:style-name="gr15" draw:text-style-name="P4" draw:layer="layout" svg:x1="12.736cm" svg:y1="11.669cm" svg:x2="9.107cm" svg:y2="11.633cm">
          <text:p/>
        </draw:line>
        <draw:line draw:style-name="gr15" draw:text-style-name="P4" draw:layer="layout" svg:x1="12.825cm" svg:y1="13.197cm" svg:x2="9.196cm" svg:y2="13.264cm">
          <text:p/>
        </draw:line>
        <draw:custom-shape draw:style-name="gr24" draw:text-style-name="P7" draw:layer="layout" svg:width="4.284cm" svg:height="0.791cm" svg:x="12.826cm" svg:y="14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445cm" svg:height="0.839cm" svg:x="12.76cm" svg:y="14.861cm">
          <draw:text-box>
            <text:p><text:span text:style-name="T1">Si</text:span><text:span text:style-name="T1">g</text:span><text:span text:style-name="T1">n</text:span><text:span text:style-name="T1">al</text:span><text:span text:style-name="T1">C</text:span><text:span text:style-name="T1">al</text:span><text:span text:style-name="T1">c2</text:span><text:span text:style-name="T1">E</text:span><text:span text:style-name="T1">n</text:span><text:span text:style-name="T1">d</text:span></text:p>
          </draw:text-box>
        </draw:frame>
        <draw:line draw:style-name="gr15" draw:text-style-name="P4" draw:layer="layout" svg:x1="12.826cm" svg:y1="15.055cm" svg:x2="9.197cm" svg:y2="15.122cm">
          <text:p/>
        </draw:line>
        <draw:frame draw:style-name="gr11" draw:text-style-name="P6" draw:layer="layout" svg:width="1.772cm" svg:height="0.839cm" svg:x="7.562cm" svg:y="14.765cm">
          <draw:text-box>
            <text:p><text:span text:style-name="T3">F3=0</text:span></text:p>
          </draw:text-box>
        </draw:frame>
        <draw:frame draw:style-name="gr11" draw:text-style-name="P6" draw:layer="layout" svg:width="1.772cm" svg:height="0.839cm" svg:x="7.562cm" svg:y="13.074cm">
          <draw:text-box>
            <text:p><text:span text:style-name="T3">F2=0</text:span></text:p>
          </draw:text-box>
        </draw:frame>
        <draw:frame draw:style-name="gr27" draw:text-style-name="P2" draw:layer="layout" svg:width="2.9cm" svg:height="0.839cm" svg:x="9.898cm" svg:y="11.027cm">
          <draw:text-box>
            <text:p><text:span text:style-name="T1">F1:=</text:span><text:span text:style-name="T1">F1+1</text:span></text:p>
          </draw:text-box>
        </draw:frame>
        <draw:frame draw:style-name="gr27" draw:text-style-name="P2" draw:layer="layout" svg:width="2.9cm" svg:height="0.839cm" svg:x="9.898cm" svg:y="14.498cm">
          <draw:text-box>
            <text:p><text:span text:style-name="T1">F3:=F3+1</text:span></text:p>
          </draw:text-box>
        </draw:frame>
        <draw:frame draw:style-name="gr27" draw:text-style-name="P2" draw:layer="layout" svg:width="2.9cm" svg:height="0.839cm" svg:x="9.898cm" svg:y="12.629cm">
          <draw:text-box>
            <text:p><text:span text:style-name="T1">F2:=</text:span><text:span text:style-name="T1">F2+</text:span><text:span text:style-name="T1">1</text:span></text:p>
          </draw:text-box>
        </draw:frame>
        <draw:line draw:style-name="gr15" draw:text-style-name="P4" draw:layer="layout" svg:x1="17.257cm" svg:y1="23.581cm" svg:x2="13.103cm" svg:y2="23.609cm">
          <text:p/>
        </draw:line>
        <draw:frame draw:style-name="gr28" draw:text-style-name="P2" draw:layer="layout" svg:width="1.46cm" svg:height="1.309cm" svg:x="13.414cm" svg:y="22.899cm">
          <draw:text-box>
            <text:p><text:span text:style-name="T1">T</text:span><text:span text:style-name="T1">3</text:span></text:p>
          </draw:text-box>
        </draw:frame>
        <draw:line draw:style-name="gr15" draw:text-style-name="P4" draw:layer="layout" svg:x1="18.89cm" svg:y1="26.4cm" svg:x2="13.103cm" svg:y2="26.369cm">
          <text:p/>
        </draw:line>
        <draw:frame draw:style-name="gr29" draw:text-style-name="P2" draw:layer="layout" svg:width="5.714cm" svg:height="0.839cm" svg:x="13.414cm" svg:y="25.659cm">
          <draw:text-box>
            <text:p><text:span text:style-name="T1">T1, T2, T3, T4, T5, T6</text:span></text:p>
          </draw:text-box>
        </draw:frame>
        <draw:line draw:style-name="gr15" draw:text-style-name="P4" draw:layer="layout" svg:x1="17.257cm" svg:y1="25.351cm" svg:x2="13.103cm" svg:y2="25.379cm">
          <text:p/>
        </draw:line>
        <draw:frame draw:style-name="gr28" draw:text-style-name="P2" draw:layer="layout" svg:width="1.333cm" svg:height="1.309cm" svg:x="13.414cm" svg:y="24.669cm">
          <draw:text-box>
            <text:p><text:span text:style-name="T1">T1</text:span></text:p>
          </draw:text-box>
        </draw:frame>
        <draw:line draw:style-name="gr15" draw:text-style-name="P4" draw:layer="layout" svg:x1="20.667cm" svg:y1="15.137cm" svg:x2="17.108cm" svg:y2="15.125cm">
          <text:p/>
        </draw:line>
        <draw:frame draw:style-name="gr30" draw:text-style-name="P2" draw:layer="layout" svg:width="3.058cm" svg:height="1.427cm" svg:x="17.51cm" svg:y="13.721cm">
          <draw:text-box>
            <text:p><text:span text:style-name="T1">T1, T3, T4, T5, </text:span><text:span text:style-name="T1">T6</text:span></text:p>
          </draw:text-box>
        </draw:frame>
        <draw:line draw:style-name="gr15" draw:text-style-name="P4" draw:layer="layout" svg:x1="20.431cm" svg:y1="13.319cm" svg:x2="17.108cm" svg:y2="13.344cm">
          <text:p/>
        </draw:line>
        <draw:line draw:style-name="gr15" draw:text-style-name="P4" draw:layer="layout" svg:x1="20.304cm" svg:y1="11.795cm" svg:x2="17.019cm" svg:y2="11.831cm">
          <text:p/>
        </draw:line>
        <draw:custom-shape draw:style-name="gr20" draw:text-style-name="P7" draw:layer="layout" svg:width="3.73cm" svg:height="0.791cm" svg:x="3.289cm" svg:y="11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" draw:layer="layout" svg:width="3.816cm" svg:height="0.839cm" svg:x="3.223cm" svg:y="11.337cm">
          <draw:text-box>
            <text:p><text:span text:style-name="T1">WaitInputEn</text:span><text:span text:style-name="T1">d</text:span></text:p>
          </draw:text-box>
        </draw:frame>
        <draw:line draw:style-name="gr15" draw:text-style-name="P4" draw:layer="layout" svg:x1="0.311cm" svg:y1="11.592cm" svg:x2="3.359cm" svg:y2="11.592cm">
          <text:p/>
        </draw:line>
        <draw:custom-shape draw:style-name="gr20" draw:text-style-name="P7" draw:layer="layout" svg:width="3.73cm" svg:height="0.791cm" svg:x="3.293cm" svg:y="12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" draw:layer="layout" svg:width="4.069cm" svg:height="1.309cm" svg:x="3.227cm" svg:y="13.037cm">
          <draw:text-box>
            <text:p><text:span text:style-name="T1">WaitCalc</text:span><text:span text:style-name="T1">1End</text:span></text:p>
          </draw:text-box>
        </draw:frame>
        <draw:line draw:style-name="gr15" draw:text-style-name="P4" draw:layer="layout" svg:x1="0.315cm" svg:y1="13.292cm" svg:x2="3.363cm" svg:y2="13.292cm">
          <text:p/>
        </draw:line>
        <draw:frame draw:style-name="gr33" draw:text-style-name="P2" draw:layer="layout" svg:width="3.419cm" svg:height="1.427cm" svg:x="0.069cm" svg:y="12.011cm">
          <draw:text-box>
            <text:p><text:span text:style-name="T1">T1,T2,T3,</text:span></text:p>
            <text:p><text:span text:style-name="T1">T4,T5,T6</text:span></text:p>
          </draw:text-box>
        </draw:frame>
        <draw:custom-shape draw:style-name="gr20" draw:text-style-name="P7" draw:layer="layout" svg:width="3.73cm" svg:height="0.791cm" svg:x="3.294cm" svg:y="14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" draw:layer="layout" svg:width="4.069cm" svg:height="1.309cm" svg:x="3.228cm" svg:y="14.838cm">
          <draw:text-box>
            <text:p><text:span text:style-name="T1">WaitCalc2End</text:span></text:p>
          </draw:text-box>
        </draw:frame>
        <draw:line draw:style-name="gr15" draw:text-style-name="P4" draw:layer="layout" svg:x1="0.316cm" svg:y1="15.093cm" svg:x2="3.364cm" svg:y2="15.093cm">
          <text:p/>
        </draw:line>
        <draw:frame draw:style-name="gr34" draw:text-style-name="P2" draw:layer="layout" svg:width="1.12cm" svg:height="0.839cm" svg:x="1.096cm" svg:y="14.368cm">
          <draw:text-box>
            <text:p><text:span text:style-name="T1">T2</text:span></text:p>
          </draw:text-box>
        </draw:frame>
        <draw:frame draw:style-name="gr35" draw:text-style-name="P2" draw:layer="layout" svg:width="5.147cm" svg:height="0.839cm" svg:x="6.174cm" svg:y="18.356cm">
          <draw:text-box>
            <text:p><text:span text:style-name="T1">M</text:span><text:span text:style-name="T1">o</text:span><text:span text:style-name="T1">nit</text:span><text:span text:style-name="T1">or</text:span><text:span text:style-name="T1">R</text:span><text:span text:style-name="T1">es</text:span><text:span text:style-name="T1">o</text:span><text:span text:style-name="T1">ur</text:span><text:span text:style-name="T1">ce</text:span><text:span text:style-name="T1">s</text:span></text:p>
          </draw:text-box>
        </draw:frame>
        <draw:line draw:style-name="gr15" draw:text-style-name="P4" draw:layer="layout" svg:x1="18.891cm" svg:y1="24.533cm" svg:x2="13.104cm" svg:y2="24.502cm">
          <text:p/>
        </draw:line>
        <draw:frame draw:style-name="gr29" draw:text-style-name="P2" draw:layer="layout" svg:width="5.714cm" svg:height="0.839cm" svg:x="13.415cm" svg:y="23.792cm">
          <draw:text-box>
            <text:p><text:span text:style-name="T1">T1, T2, </text:span><text:span text:style-name="T1">T3, T4, </text:span><text:span text:style-name="T1">T5, T6</text:span></text:p>
          </draw:text-box>
        </draw:frame>
        <draw:line draw:style-name="gr15" draw:text-style-name="P4" draw:layer="layout" svg:x1="18.892cm" svg:y1="22.566cm" svg:x2="13.105cm" svg:y2="22.535cm">
          <text:p/>
        </draw:line>
        <draw:frame draw:style-name="gr29" draw:text-style-name="P2" draw:layer="layout" svg:width="5.714cm" svg:height="0.839cm" svg:x="13.416cm" svg:y="21.825cm">
          <draw:text-box>
            <text:p><text:span text:style-name="T1">T1, T2, </text:span><text:span text:style-name="T1">T3, T4, </text:span><text:span text:style-name="T1">T5, T6</text:span></text:p>
          </draw:text-box>
        </draw:frame>
        <draw:line draw:style-name="gr15" draw:text-style-name="P4" draw:layer="layout" svg:x1="18.893cm" svg:y1="21.799cm" svg:x2="13.106cm" svg:y2="21.768cm">
          <text:p/>
        </draw:line>
        <draw:frame draw:style-name="gr29" draw:text-style-name="P2" draw:layer="layout" svg:width="5.714cm" svg:height="0.839cm" svg:x="13.417cm" svg:y="21.058cm">
          <draw:text-box>
            <text:p><text:span text:style-name="T1">T</text:span><text:span text:style-name="T1">1, </text:span><text:span text:style-name="T1">T</text:span><text:span text:style-name="T1">2, </text:span><text:span text:style-name="T1">T</text:span><text:span text:style-name="T1">3, </text:span><text:span text:style-name="T1">T</text:span><text:span text:style-name="T1">4, </text:span><text:span text:style-name="T1">T</text:span><text:span text:style-name="T1">5, </text:span><text:span text:style-name="T1">T</text:span><text:span text:style-name="T1">6</text:span></text:p>
          </draw:text-box>
        </draw:frame>
        <draw:line draw:style-name="gr15" draw:text-style-name="P4" draw:layer="layout" svg:x1="18.894cm" svg:y1="20.832cm" svg:x2="13.107cm" svg:y2="20.801cm">
          <text:p/>
        </draw:line>
        <draw:frame draw:style-name="gr29" draw:text-style-name="P2" draw:layer="layout" svg:width="5.714cm" svg:height="0.839cm" svg:x="13.418cm" svg:y="20.091cm">
          <draw:text-box>
            <text:p><text:span text:style-name="T1">T1, T2, T3, T4, T5, T6</text:span></text:p>
          </draw:text-box>
        </draw:frame>
        <draw:line draw:style-name="gr15" draw:text-style-name="P4" draw:layer="layout" svg:x1="18.895cm" svg:y1="19.965cm" svg:x2="13.108cm" svg:y2="19.934cm">
          <text:p/>
        </draw:line>
        <draw:frame draw:style-name="gr29" draw:text-style-name="P2" draw:layer="layout" svg:width="5.714cm" svg:height="0.839cm" svg:x="13.419cm" svg:y="19.224cm">
          <draw:text-box>
            <text:p><text:span text:style-name="T1">T1, T2, T3, T4, T5, T6</text:span></text:p>
          </draw:text-box>
        </draw:frame>
        <draw:frame draw:style-name="gr33" draw:text-style-name="P2" draw:layer="layout" svg:width="3.419cm" svg:height="1.427cm" svg:x="0.07cm" svg:y="10.312cm">
          <draw:text-box>
            <text:p><text:span text:style-name="T1">T1,T2,T3,</text:span></text:p>
            <text:p><text:span text:style-name="T1">T4,T5,T6</text:span></text:p>
          </draw:text-box>
        </draw:frame>
        <draw:frame draw:style-name="gr33" draw:text-style-name="P2" draw:layer="layout" svg:width="3.419cm" svg:height="1.427cm" svg:x="17.701cm" svg:y="10.471cm">
          <draw:text-box>
            <text:p><text:span text:style-name="T1">T1,T2,T3,</text:span></text:p>
            <text:p><text:span text:style-name="T1">T4,T5,T6</text:span></text:p>
          </draw:text-box>
        </draw:frame>
        <draw:frame draw:style-name="gr33" draw:text-style-name="P2" draw:layer="layout" svg:width="3.419cm" svg:height="1.427cm" svg:x="17.702cm" svg:y="12.072cm">
          <draw:text-box>
            <text:p><text:span text:style-name="T1">T1,T2,T3,</text:span></text:p>
            <text:p><text:span text:style-name="T1">T4,T5,T6</text:span></text:p>
          </draw:text-box>
        </draw:frame>
        <draw:custom-shape draw:style-name="gr36" draw:text-style-name="P1" draw:layer="layout" svg:width="21.193cm" svg:height="20.844cm" svg:x="0cm" svg:y="7.0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4-24T20:41:16.754730151</dc:date>
    <meta:editing-duration>PT2H32M24S</meta:editing-duration>
    <meta:editing-cycles>28</meta:editing-cycles>
    <meta:generator>LibreOffice/5.4.6.2$Linux_X86_64 LibreOffice_project/40m0$Build-2</meta:generator>
    <meta:document-statistic meta:object-count="90"/>
  </office:meta>
</office:document-meta>
</file>